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6" style:family="table-column">
      <style:table-column-properties fo:break-before="auto" style:column-width="0.766cm"/>
    </style:style>
    <style:style style:name="co27" style:family="table-column">
      <style:table-column-properties fo:break-before="auto" style:column-width="1.446cm"/>
    </style:style>
    <style:style style:name="co28" style:family="table-column">
      <style:table-column-properties fo:break-before="auto" style:column-width="0.81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0.711cm"/>
    </style:style>
    <style:style style:name="co36" style:family="table-column">
      <style:table-column-properties fo:break-before="auto" style:column-width="0.811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24.305cm"/>
    </style:style>
    <style:style style:name="co34" style:family="table-column">
      <style:table-column-properties fo:break-before="auto" style:column-width="2.632cm"/>
    </style:style>
    <style:style style:name="co35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3.2cm" fo:break-before="auto" style:use-optimal-row-height="true"/>
    </style:style>
    <style:style style:name="ro5" style:family="table-row">
      <style:table-row-properties style:row-height="2.025cm" fo:break-before="auto" style:use-optimal-row-height="true"/>
    </style:style>
    <style:style style:name="ro6" style:family="table-row">
      <style:table-row-properties style:row-height="2.813cm" fo:break-before="auto" style:use-optimal-row-height="true"/>
    </style:style>
    <style:style style:name="ro7" style:family="table-row">
      <style:table-row-properties style:row-height="6.359cm" fo:break-before="auto" style:use-optimal-row-height="true"/>
    </style:style>
    <style:style style:name="ro8" style:family="table-row">
      <style:table-row-properties style:row-height="5.973cm" fo:break-before="auto" style:use-optimal-row-height="true"/>
    </style:style>
    <style:style style:name="ro9" style:family="table-row">
      <style:table-row-properties style:row-height="4.778cm" fo:break-before="auto" style:use-optimal-row-height="true"/>
    </style:style>
    <style:style style:name="ro10" style:family="table-row">
      <style:table-row-properties style:row-height="3.988cm" fo:break-before="auto" style:use-optimal-row-height="true"/>
    </style:style>
    <style:style style:name="ro1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order="0.74pt solid #000000"/>
    </style:style>
    <style:style style:name="ce34" style:family="table-cell" style:parent-style-name="Default" style:data-style-name="N100"/>
    <style:style style:name="ce35" style:family="table-cell" style:parent-style-name="Default">
      <style:table-cell-properties fo:background-color="#729fcf" fo:border="0.74pt solid #000000"/>
      <style:text-properties fo:color="#ffffff"/>
    </style:style>
    <style:style style:name="ce36" style:family="table-cell" style:parent-style-name="Default">
      <style:table-cell-properties fo:background-color="#b4c7dc" fo:border="0.74pt solid #000000"/>
    </style:style>
    <style:style style:name="ce37" style:family="table-cell" style:parent-style-name="Default">
      <style:table-cell-properties fo:background-color="#ffbf00" fo:border="0.74pt solid #000000"/>
      <style:text-properties fo:color="#ffffff"/>
    </style:style>
    <style:style style:name="ce38" style:family="table-cell" style:parent-style-name="Default">
      <style:table-cell-properties fo:background-color="transparent" fo:border="0.74pt solid #000000"/>
    </style:style>
    <style:style style:name="ce39" style:family="table-cell" style:parent-style-name="Default">
      <style:table-cell-properties fo:background-color="#ffbf00" fo:border="0.74pt solid #000000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fo:background-color="transparent" fo:border="0.74pt solid #000000"/>
      <style:text-properties fo:color="#000000" fo:font-size="8pt" style:font-size-asian="8pt" style:font-size-complex="8pt"/>
    </style:style>
    <style:style style:name="ce52" style:family="table-cell" style:parent-style-name="Default">
      <style:table-cell-properties fo:border="0.74pt solid #000000"/>
      <style:text-properties style:text-underline-style="none"/>
    </style:style>
    <style:style style:name="ce5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="0.74pt solid #000000"/>
    </style:style>
    <style:style style:name="ce25" style:family="table-cell" style:parent-style-name="Default" style:data-style-name="N100"/>
    <style:style style:name="ce26" style:family="table-cell" style:parent-style-name="Default">
      <style:table-cell-properties fo:background-color="#729fcf" fo:border="0.74pt solid #000000"/>
      <style:text-properties fo:color="#ffffff"/>
    </style:style>
    <style:style style:name="ce27" style:family="table-cell" style:parent-style-name="Default">
      <style:table-cell-properties fo:background-color="#b4c7dc" fo:border="0.74pt solid #000000"/>
    </style:style>
    <style:style style:name="ce28" style:family="table-cell" style:parent-style-name="Default">
      <style:table-cell-properties fo:background-color="#ffbf00" fo:border="0.74pt solid #000000"/>
      <style:text-properties fo:color="#ffffff"/>
    </style:style>
    <style:style style:name="ce32" style:family="table-cell" style:parent-style-name="Default">
      <style:table-cell-properties fo:background-color="transparent" fo:border="0.74pt solid #000000"/>
    </style:style>
    <style:style style:name="ce40" style:family="table-cell" style:parent-style-name="Default">
      <style:table-cell-properties fo:background-color="#ffbf00" fo:border="0.74pt solid #000000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fo:background-color="transparent" fo:border="0.74pt solid #000000"/>
      <style:text-properties fo:color="#000000" fo:font-size="8pt" style:font-size-asian="8pt" style:font-size-complex="8pt"/>
    </style:style>
    <style:style style:name="ce43" style:family="table-cell" style:parent-style-name="Default">
      <style:table-cell-properties fo:border="0.74pt solid #000000"/>
      <style:text-properties style:text-underline-style="none"/>
    </style:style>
    <style:style style:name="ce4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font-style-complex="normal"/>
    </style:style>
    <style:style style:name="T16" style:family="text">
      <style:text-properties style:text-outline="false" style:text-line-through-style="none" style:text-line-through-type="none" style:text-position="0% 100%" style:font-name="Liberation Sans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row table:style-name="ro1">
          <table:table-cell table:style-name="ce21" office:value-type="string" calcext:value-type="string">
            <text:p>Certificat Professional</text:p>
          </table:table-cell>
          <table:table-cell table:style-name="ce21" office:value-type="string" calcext:value-type="string">
            <text:p>Unitats/Estàndards de competència</text:p>
          </table:table-cell>
          <table:table-cell table:style-name="ce23" office:value-type="string" calcext:value-type="string">
            <text:p>Codi</text:p>
          </table:table-cell>
          <table:table-cell table:style-name="ce21" office:value-type="string" calcext:value-type="string">
            <text:p>Mòdul Professional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4">
            <text:p>Sistemes Informàtics IFC078_2</text:p>
          </table:table-cell>
          <table:table-cell table:style-name="ce22" office:value-type="string" calcext:value-type="string">
            <text:p>UC0219_2</text:p>
          </table:table-cell>
          <table:table-cell table:style-name="ce24" office:value-type="string" calcext:value-type="string">
            <text:p>0222</text:p>
          </table:table-cell>
          <table:table-cell table:style-name="ce22" office:value-type="string" calcext:value-type="string">
            <text:p>Sistemes Operatius Monolloc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221_2</text:p>
          </table:table-cell>
          <table:table-cell table:style-name="ce24" office:value-type="string" calcext:value-type="string" table:number-columns-spanned="1" table:number-rows-spanned="2">
            <text:p>0223</text:p>
          </table:table-cell>
          <table:table-cell table:style-name="ce22" office:value-type="string" calcext:value-type="string" table:number-columns-spanned="1" table:number-rows-spanned="2">
            <text:p>Aplicacions Ofimátique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222_2</text:p>
          </table:table-cell>
          <table:covered-table-cell table:style-name="ce24"/>
          <table:covered-table-cell table:style-name="ce22"/>
        </table:table-row>
        <table:table-row table:style-name="ro1">
          <table:covered-table-cell table:style-name="ce22"/>
          <table:table-cell table:style-name="ce22" office:value-type="string" calcext:value-type="string">
            <text:p>UC0220_2</text:p>
          </table:table-cell>
          <table:table-cell table:style-name="ce24" office:value-type="string" calcext:value-type="string">
            <text:p>0225</text:p>
          </table:table-cell>
          <table:table-cell table:style-name="ce22" office:value-type="string" calcext:value-type="string">
            <text:p>Xarxes d’àrea local</text:p>
          </table:table-cell>
        </table:table-row>
        <table:table-row table:style-name="ro1">
          <table:table-cell table:style-name="ce22"/>
          <table:table-cell table:style-name="ce22" office:value-type="string" calcext:value-type="string" table:number-columns-spanned="1" table:number-rows-spanned="2">
            <text:p>UC0958_2</text:p>
          </table:table-cell>
          <table:table-cell table:style-name="ce24" office:value-type="string" calcext:value-type="string">
            <text:p>0222</text:p>
          </table:table-cell>
          <table:table-cell table:style-name="ce22" office:value-type="string" calcext:value-type="string">
            <text:p>Sistemes Operatius Monolloc</text:p>
          </table:table-cell>
        </table:table-row>
        <table:table-row table:style-name="ro1">
          <table:table-cell table:style-name="ce22"/>
          <table:covered-table-cell table:style-name="ce22"/>
          <table:table-cell table:style-name="ce24" office:value-type="string" calcext:value-type="string">
            <text:p>0226</text:p>
          </table:table-cell>
          <table:table-cell table:style-name="ce22" office:value-type="string" calcext:value-type="string">
            <text:p>Seguretat Informàtica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untatge i reparació de sistemes microinformàtics IFC298_2</text:p>
          </table:table-cell>
          <table:table-cell table:style-name="ce22" office:value-type="string" calcext:value-type="string">
            <text:p>UC0219_2</text:p>
          </table:table-cell>
          <table:table-cell table:style-name="ce24" office:value-type="string" calcext:value-type="string">
            <text:p>0222</text:p>
          </table:table-cell>
          <table:table-cell table:style-name="ce22" office:value-type="string" calcext:value-type="string">
            <text:p>Sistemes Operatius Monolloc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3_2</text:p>
          </table:table-cell>
          <table:table-cell table:style-name="ce24" office:value-type="string" calcext:value-type="string">
            <text:p>0221</text:p>
          </table:table-cell>
          <table:table-cell table:style-name="ce22" office:value-type="string" calcext:value-type="string">
            <text:p>Muntatge i Manteniment d’Equip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4_2</text:p>
          </table:table-cell>
          <table:table-cell table:style-name="ce24" office:value-type="string" calcext:value-type="string">
            <text:p>0221</text:p>
          </table:table-cell>
          <table:table-cell table:style-name="ce22" office:value-type="string" calcext:value-type="string">
            <text:p>Muntatge i Manteniment d’Equips</text:p>
          </table:table-cell>
        </table:table-row>
        <table:table-row table:style-name="ro1">
          <table:table-cell table:style-name="ce22"/>
          <table:table-cell table:style-name="ce22" office:value-type="string" calcext:value-type="string">
            <text:p>UC0957_2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string" calcext:value-type="string">
            <text:p>Seguretat Informàtica</text:p>
          </table:table-cell>
        </table:table-row>
        <table:table-row table:style-name="ro1" table:number-rows-repeated="2">
          <table:table-cell table:style-name="ce22" table:number-columns-repeated="4"/>
        </table:table-row>
        <table:table-row table:style-name="ro1">
          <table:table-cell table:number-columns-repeated="3"/>
          <table:table-cell table:style-name="ce22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Default"/>
        <table:table-column table:style-name="co6" table:default-cell-style-name="ce22"/>
        <table:table-row table:style-name="ro1">
          <table:table-cell table:style-name="ce21" office:value-type="string" calcext:value-type="string">
            <text:p>Certificat Professional</text:p>
          </table:table-cell>
          <table:table-cell table:style-name="ce21" office:value-type="string" calcext:value-type="string">
            <text:p>Unitats/Estàndards de competència</text:p>
          </table:table-cell>
        </table:table-row>
        <table:table-row table:style-name="ro1">
          <table:table-cell table:style-name="ce22" office:value-type="string" calcext:value-type="string">
            <text:p>Operació de xarxes departamentals IFC299_2</text:p>
          </table:table-cell>
          <table:table-cell office:value-type="string" calcext:value-type="string">
            <text:p>UC0220_2:Instal.lar, configurar i verificar els elements de la xarxa local segons procediments preestablerts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3">
            <text:p>Operació de sistemes informàtics IFC300_2</text:p>
          </table:table-cell>
          <table:table-cell office:value-type="string" calcext:value-type="string">
            <text:p>UC0219_2: Instal.lar i configurar el programari base en sistemes microinformàtics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UC0957_2: Mantindre i regular el subsistema físic en sistemes informàtics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UC0958_2: Executar procediments d’administració i manteniment en el programari base i de aplicació del client</text:p>
          </table:table-cell>
        </table:table-row>
      </table:table>
      <table:table table:name="contribucio_cp" table:style-name="ta1">
        <table:table-column table:style-name="co7" table:default-cell-style-name="ce26"/>
        <table:table-column table:style-name="co8" table:number-columns-repeated="9" table:default-cell-style-name="ce27"/>
        <table:table-column table:style-name="co9" table:default-cell-style-name="ce27"/>
        <table:table-column table:style-name="co10" table:default-cell-style-name="ce27"/>
        <table:table-column table:style-name="co9" table:default-cell-style-name="ce27"/>
        <table:table-column table:style-name="co11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28"/>
        <table:table-column table:style-name="co14" table:number-columns-repeated="3" table:default-cell-style-name="ce32"/>
        <table:table-column table:style-name="co15" table:default-cell-style-name="ce32"/>
        <table:table-column table:style-name="co14" table:default-cell-style-name="ce32"/>
        <table:table-column table:style-name="co16" table:default-cell-style-name="ce32"/>
        <table:table-column table:style-name="co15" table:number-columns-repeated="2" table:default-cell-style-name="ce32"/>
        <table:table-column table:style-name="co16" table:number-columns-repeated="2" table:default-cell-style-name="ce32"/>
        <table:table-column table:style-name="co17" table:default-cell-style-name="ce32"/>
        <table:table-column table:style-name="co16" table:default-cell-style-name="ce32"/>
        <table:table-column table:style-name="co18" table:default-cell-style-name="ce32"/>
        <table:table-column table:style-name="co15" table:number-columns-repeated="5" table:default-cell-style-name="ce32"/>
        <table:table-column table:style-name="co14" table:default-cell-style-name="ce32"/>
        <table:table-column table:style-name="co17" table:default-cell-style-name="ce32"/>
        <table:table-row table:style-name="ro1">
          <table:table-cell office:value-type="string" calcext:value-type="string">
            <text:p>RA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ñ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ra_ca" table:style-name="ta1">
        <table:table-column table:style-name="co3" table:default-cell-style-name="ce41"/>
        <table:table-column table:style-name="co19" table:default-cell-style-name="ce32"/>
        <table:table-column table:style-name="co20" table:default-cell-style-name="ce32"/>
        <table:table-row table:style-name="ro1">
          <table:table-cell table:style-name="ce40"/>
          <table:table-cell table:style-name="ce40" office:value-type="string" calcext:value-type="string">
            <text:p>Resultat d’Aprenentatge</text:p>
          </table:table-cell>
          <table:table-cell table:style-name="ce40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nstal·la i actualitza aplicacions ofimàtiques, interpretant especificacions i descrivint</text:p>
            <text:p>els passos a seguir en el procés.</text:p>
          </table:table-cell>
          <table:table-cell table:style-name="ce42" office:value-type="string" calcext:value-type="string">
            <text:p><text:span text:style-name="T7">RA1.a) S'han identificat i establit les fases del procés d'instal·lació.</text:span></text:p>
            <text:p><text:span text:style-name="T8">RA1.b) S'han respectat les especificacions tècniques del procés d'instal·lació.</text:span></text:p>
            <text:p><text:span text:style-name="T8">RA1.</text:span><text:span text:style-name="T7">c) S'han configurat les aplicacions segons els criteris establits.</text:span></text:p>
            <text:p><text:span text:style-name="T8">RA1.</text:span><text:span text:style-name="T7">d) S'han documentat les incidències.</text:span></text:p>
            <text:p><text:span text:style-name="T8">RA1.</text:span><text:span text:style-name="T7">e) S'han solucionat problemes en la instal·lació o integració amb el sistema informàtic.</text:span></text:p>
            <text:p><text:span text:style-name="T8">RA1.</text:span><text:span text:style-name="T7">f) S'han eliminat i/o afegit components de la instal·lació en l'equip.</text:span></text:p>
            <text:p><text:span text:style-name="T8">RA1.</text:span><text:span text:style-name="T7">g) S'han actualitzat les aplicacions.</text:span></text:p>
            <text:p><text:span text:style-name="T8">RA1.</text:span><text:span text:style-name="T7">h) S'han respectat les llicencies programari.</text:span></text:p>
            <text:p><text:span text:style-name="T8">RA1.</text:span><text:span text:style-name="T7">i) S'han proposat soluciones programari per a entorns d'aplicació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Elabora documents i plantilles, descrivint i aplicant les opcions avançades de processadors de textos.</text:p>
          </table:table-cell>
          <table:table-cell office:value-type="string" calcext:value-type="string">
            <text:p>RA2.a) S'ha personalitzat les opcions de programari i barra de ferramentes.</text:p>
            <text:p><text:span text:style-name="T9">RA2.</text:span>b) S'han dissenyat plantilles.</text:p>
            <text:p><text:span text:style-name="T9">RA2.</text:span>c) S'han utilitzat aplicacions i perifèrics per a introduir textos i imatges.</text:p>
            <text:p><text:span text:style-name="T9">RA2.</text:span>d) S'han importat i exportat documents creats amb altres aplicacions i en altres formats.</text:p>
            <text:p><text:span text:style-name="T9">RA2.</text:span>e) S'han creat i utilitzat *macros en la realització de documents.</text:p>
            <text:p><text:span text:style-name="T9">RA2.</text:span>f) S'han elaborat manuals específic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Elabora documents i plantilles de càlcul, descrivint i aplicant opcions avançades</text:p>
            <text:p>de fulls de càlcul.</text:p>
          </table:table-cell>
          <table:table-cell office:value-type="string" calcext:value-type="string">
            <text:p><text:span text:style-name="T4">RA3.</text:span>a) S'ha personalitzat les opcions de programari i barra de ferramentes.</text:p>
            <text:p><text:span text:style-name="T10">RA3.</text:span>b) S'han utilitzat els diversos tipus de dades i referència per a cel·les, rangs, fulles i llibres.</text:p>
            <text:p><text:span text:style-name="T10">RA3.</text:span>c) S'han aplicat fórmules i funcions.</text:p>
            <text:p><text:span text:style-name="T10">RA3.</text:span>d) S'han generat i modificat gràfics de diferents tipus.</text:p>
            <text:p><text:span text:style-name="T10">RA3.</text:span>e) S'han emprat *macros per a la realització de documents i plantilles.</text:p>
            <text:p><text:span text:style-name="T10">RA3.</text:span>f) S'han importat i exportat fulls de càlcul creats amb altres aplicacions i en altres formats.</text:p>
            <text:p><text:span text:style-name="T10">RA3.</text:span>g) S'ha utilitzat el full de càlcul com a base de dades: formularis, creació de llistes, filtrat, protecció i ordenació de dades.</text:p>
            <text:p><text:span text:style-name="T10">RA3.</text:span>h) S'han utilitzat aplicacions i perifèrics per a introduir textos, números, codis i imatges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Elabora documents amb bases de dades ofimàtiques descrivint i aplicant operacions</text:p>
            <text:p>de manipulació de dades.</text:p>
          </table:table-cell>
          <table:table-cell office:value-type="string" calcext:value-type="string">
            <text:p><text:span text:style-name="T4">RA4</text:span>.a) S'han identificat els elements de les bases de dades relacionals.</text:p>
            <text:p><text:span text:style-name="T10">RA4</text:span><text:span text:style-name="T11">.</text:span>b) S'han creat bases de dades ofimàtiques.</text:p>
            <text:p><text:span text:style-name="T10">RA4</text:span><text:span text:style-name="T11">.</text:span>c) S'han utilitzat les taules de la base de dades (inserir, modificar i eliminar registres).</text:p>
            <text:p><text:span text:style-name="T10">RA4</text:span><text:span text:style-name="T11">.</text:span>d) S'han utilitzat assistents en la creació de consultes.</text:p>
            <text:p><text:span text:style-name="T10">RA4</text:span><text:span text:style-name="T11">.</text:span>e) S'han utilitzat assistents en la creació de formularis.</text:p>
            <text:p><text:span text:style-name="T10">RA4.</text:span>f) S'han utilitzat assistents en la creació d'informes.</text:p>
            <text:p><text:span text:style-name="T10">RA4.</text:span>g) S'ha realitzat busca i filtrat sobre la informació emmagatzemada.</text:p>
            <text:p><text:span text:style-name="T10">RA4.</text:span>h) S'han creat i utilitzat macros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Manipula imatges digitals analitzant les possibilitats de diferents programes i aplicant tècniques de captura i edició bàsiques.</text:p>
          </table:table-cell>
          <table:table-cell office:value-type="string" calcext:value-type="string">
            <text:p><text:span text:style-name="T4">RA5.</text:span>a) S'han analitzat els diferents formats d'imatges.</text:p>
            <text:p><text:span text:style-name="T10">RA5.</text:span>b) S'ha realitzat l'adquisició d'imatges amb perifèrics.</text:p>
            <text:p><text:span text:style-name="T10">RA5.</text:span>c) S'ha treballat amb imatges a diferents resolucions, segons la seua finalitat.</text:p>
            <text:p><text:span text:style-name="T10">RA5.</text:span>d) S'han emprat ferramentes per a l'edició d'imatge digital.</text:p>
            <text:p><text:span text:style-name="T10">RA5.</text:span>e) S'han importat i exportat imatges en diversos formats.</text:p>
          </table:table-cell>
        </table:table-row>
        <table:table-row table:style-name="ro5">
          <table:table-cell office:value-type="string" calcext:value-type="string">
            <text:p>RA6</text:p>
          </table:table-cell>
          <table:table-cell table:style-name="Default" office:value-type="string" calcext:value-type="string">
            <text:p>Manipula seqüències de vídeo analitzant les possibilitats de diferents programes i aplicant tècniques de captura i edició bàsiques.</text:p>
          </table:table-cell>
          <table:table-cell table:style-name="ce22" office:value-type="string" calcext:value-type="string">
            <text:p><text:span text:style-name="T4">RA6.</text:span>a) S'han reconegut els elements que componen una seqüència de vídeo.</text:p>
            <text:p><text:span text:style-name="T10">RA6.</text:span>b) S'han estudiat els tipus de formats i còdecs més emprats.</text:p>
            <text:p><text:span text:style-name="T10">RA6.</text:span>c) S'han importat i exportat seqüències de vídeo.</text:p>
            <text:p><text:span text:style-name="T10">RA6.</text:span>d) S'han capturat seqüències de vídeo amb recursos adequats.</text:p>
            <text:p><text:span text:style-name="T10">RA6.</text:span>e) S'han elaborat vídeo tutorials.</text:p>
          </table:table-cell>
        </table:table-row>
        <table:table-row table:style-name="ro3">
          <table:table-cell office:value-type="string" calcext:value-type="string">
            <text:p>RA7</text:p>
          </table:table-cell>
          <table:table-cell table:style-name="Default" office:value-type="string" calcext:value-type="string">
            <text:p>Elabora presentacions multimèdia descrivint i aplicant normes bàsiques de composició i disseny.</text:p>
          </table:table-cell>
          <table:table-cell table:style-name="ce22" office:value-type="string" calcext:value-type="string">
            <text:p><text:span text:style-name="T4">RA7.</text:span>a) S'han identificat les opcions bàsiques de les aplicacions de presentacions.</text:p>
            <text:p><text:span text:style-name="T10">RA7.</text:span>b) S'han reconegut els diferents tipus de vista associats a una presentació.</text:p>
            <text:p><text:span text:style-name="T10">RA7.</text:span>c) S'han aplicat i reconegut les diferents tipografies i normes bàsiques de composició, disseny i utilització del color.</text:p>
            <text:p><text:span text:style-name="T10">RA7.</text:span>d) S'han dissenyat plantilles de presentacions.</text:p>
            <text:p><text:span text:style-name="T10">RA7.</text:span>e) S'han creat presentacions.</text:p>
            <text:p><text:span text:style-name="T10">RA7.</text:span>f) S'han utilitzat perifèrics per a executar presentacions.</text:p>
          </table:table-cell>
        </table:table-row>
        <table:table-row table:style-name="ro6">
          <table:table-cell office:value-type="string" calcext:value-type="string">
            <text:p>RA8</text:p>
          </table:table-cell>
          <table:table-cell table:style-name="Default" office:value-type="string" calcext:value-type="string">
            <text:p>Realitza operacions de gestió del correu i l'agenda electrònica, relacionant necessitats d'ús amb la seua configuració.</text:p>
          </table:table-cell>
          <table:table-cell table:style-name="ce22" office:value-type="string" calcext:value-type="string">
            <text:p><text:span text:style-name="T4">RA8.</text:span>a) S'han descrit els elements que componen un correu electrònic.</text:p>
            <text:p><text:span text:style-name="T10">RA8.</text:span>b) S'han analitzat les necessitats bàsiques de gestió de correu i agenda electrònica.</text:p>
            <text:p><text:span text:style-name="T10">RA8.</text:span>c) S'han configurat diferents tipus de comptes de correu electrònic.</text:p>
            <text:p><text:span text:style-name="T10">RA8.</text:span>d) S'han connectat i sincronitzat agendes de l'equip informàtic amb dispositius mòbils.</text:p>
            <text:p><text:span text:style-name="T10">RA8.</text:span>e) S'ha operat amb la llibreta d'adreces.</text:p>
            <text:p><text:span text:style-name="T10">RA8.</text:span>f) S'ha treballat amb totes les opcions de gestió de correu electrònic (etiquetes, filtres, carpetes, entre altres).</text:p>
            <text:p><text:span text:style-name="T10">RA8.</text:span>g) S'han utilitzat opcions d'agenda electrònica.</text:p>
          </table:table-cell>
        </table:table-row>
        <table:table-row table:style-name="ro4">
          <table:table-cell office:value-type="string" calcext:value-type="string">
            <text:p>RA9</text:p>
          </table:table-cell>
          <table:table-cell table:style-name="Default" office:value-type="string" calcext:value-type="string">
            <text:p>Aplica tècniques de suport en l'ús d'aplicacions, identificant i resolent incidències.</text:p>
          </table:table-cell>
          <table:table-cell table:style-name="Default" office:value-type="string" calcext:value-type="string">
            <text:p><text:span text:style-name="T10">RA9.</text:span>a) S'han elaborat guies visuals amb els conceptes bàsics d'ús d'una aplicació.</text:p>
            <text:p><text:span text:style-name="T10">RA9.</text:span>b) S'han identificat problemes relacionats amb l'ús d'aplicacions ofimàtiques.</text:p>
            <text:p><text:span text:style-name="T10">RA9.</text:span>c) S'han utilitzat manuals d'usuari per a instruir en l'ús d'aplicacions.</text:p>
            <text:p><text:span text:style-name="T10">RA9.</text:span>d) S'han aplicat tècniques d'assessorament en l'ús d'aplicacions.</text:p>
            <text:p><text:span text:style-name="T10">RA9.</text:span>e) S'han realitzat informes d'incidències.</text:p>
            <text:p><text:span text:style-name="T10">RA9.</text:span>f) S'han aplicat els procediments necessaris per a salvaguardar la informació i la seua recuperació.</text:p>
            <text:p><text:span text:style-name="T10">RA9.</text:span>g) S'han utilitzat els recursos disponibles (documentació tècnica, ajudes en línia, suport tècnic, entre altres) per a solucionar incidències.</text:p>
            <text:p><text:span text:style-name="T10">RA9.</text:span>h) S'han solucionant les incidències en el temps adequat i amb el nivell de qualitat esperat.b) S'han identificat problemes relacionats amb l'ús d'aplicacions ofimàtiques.</text:p>
          </table:table-cell>
        </table:table-row>
      </table:table>
      <table:table table:name="continguts" table:style-name="ta1">
        <table:table-column table:style-name="co21" table:default-cell-style-name="ce22"/>
        <table:table-column table:style-name="co22" table:default-cell-style-name="ce22"/>
        <table:table-row table:style-name="ro1">
          <table:table-cell table:style-name="ce40" office:value-type="string" calcext:value-type="string">
            <text:p>RA</text:p>
          </table:table-cell>
          <table:table-cell table:style-name="ce40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Instal·lació d’aplicacions:</text:p>
            <text:p>C1.1. Tipus d’aplicacions ofimàtiques i aplicacions corporatives.</text:p>
            <text:p>C1.2. Paquets ofimàtics.</text:p>
            <text:p>C1.3. Tipus de llicències de programari.</text:p>
            <text:p>C1.4. Necessitats dels entorns d’explotació.</text:p>
            <text:p>C1.5. Procediments d’instal·lació i configuració.</text:p>
            <text:p>C1.6 Diagnòstic i resolució de problemes.</text:p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Elaboració de documents i plantilles amb processadors de text:</text:p>
            <text:p>C2.1. L’entorn de treball. Personalització.</text:p>
            <text:p>C2.2. Formatació de textos. Paràgrafs. Pàgines i estils.</text:p>
            <text:p>C2.3. Encapçalaments. Peus de pàgina. Notes al peu.</text:p>
            <text:p>C2.4. Esquemes: Vinyetes. Llistes numerades.</text:p>
            <text:p>C2.5. Gràfics. Imatges.</text:p>
            <text:p>C2.6. Índexs i taules.</text:p>
            <text:p>C2.7. Formularis.</text:p>
            <text:p>C2.8. Impressió de documents.</text:p>
            <text:p>C2.9. Combinació de documents.</text:p>
            <text:p>C2.10. Creació i ús de plantilles.</text:p>
            <text:p>C2.11. Importació i exportació de documents.</text:p>
            <text:p>C2.12. Treball en grup: comparar documents, versions de document, verificar canvis, entre altres.</text:p>
            <text:p>C2.13. Disseny i creació de macros.</text:p>
            <text:p>C2.14. Utilització del programari i maquinari per a introduir textos i imatges.</text:p>
            <text:p>C2.15. Elaboració de distints tipus de documents (manuals, informes d’incidències, entre altres).</text:p>
          </table:table-cell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>
            <text:p>Elaboració de documents i plantilles per mitjà de fulls de càlcul:</text:p>
            <text:p>C3.1. Entorn de treball. Personalització.</text:p>
            <text:p>C3.2. Conceptes bàsics: llibre, full, cel·la, rang, etc.</text:p>
            <text:p>C3.3. Formatació de cel·les. Estils.</text:p>
            <text:p>C3.4. Manipulació de dades.</text:p>
            <text:p>C3.5. Rangs.</text:p>
            <text:p>C3.6. Impressió de documents.</text:p>
            <text:p>C3.7. Utilització de fórmules i funcions.</text:p>
            <text:p>C3.8. Creació de taules i gràfics dinàmics.</text:p>
            <text:p>C3.9. Dibuixos i imatges.</text:p>
            <text:p>C3.10. Ús de plantilles i assistents.</text:p>
            <text:p>C3.11. Importació i exportació de fulls de càlcul.</text:p>
            <text:p>C3.12. Utilització d’opcions de treball en grup, control de versions, verificació de canvis, entre altres.</text:p>
            <text:p>C3.13. Elaboració de distints tipus de documents (pressupostos, factures, inventaris, entre altres).</text:p>
            <text:p>C3.14. Disseny i creació de macros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Utilització de bases de dades ofimàtiques:</text:p>
            <text:p>C4.1. Elements de les bases de dades relacionals.</text:p>
            <text:p>C4.2. Organització de bases de dades relacionals.</text:p>
            <text:p>C4.3. Creació de bases de dades.</text:p>
            <text:p>C4.4. Creació i maneig de taules.</text:p>
            <text:p>C4.5. Maneig d’assistents.</text:p>
            <text:p>C4.6. Manipulació de dades: inserció, modificació i esborrament.</text:p>
            <text:p>C4.7. Consultes, formularis i informes.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Manipulació d’imatges:</text:p>
            <text:p>C5.1. Formats i resolució d’imatges.</text:p>
            <text:p>C5.2. Manipulació de seleccions, màscares i capes.</text:p>
            <text:p>C5.3. Utilització del retoc fotogràfic, ajustos d’imatge i de color.</text:p>
            <text:p>C5.4. Aplicació de filtres i efectes.</text:p>
            <text:p>C5.5. Importació i exportació d’imatges.</text:p>
            <text:p>C5.6. Utilització de dispositius per a obtindre imatges.</text:p>
          </table:table-cell>
        </table:table-row>
        <table:table-row table:style-name="ro6">
          <table:table-cell table:style-name="Default" office:value-type="string" calcext:value-type="string">
            <text:p>RA6</text:p>
          </table:table-cell>
          <table:table-cell table:style-name="Default" office:value-type="string" calcext:value-type="string">
            <text:p>Manipulació de vídeos:</text:p>
            <text:p>C6.1. Formats de vídeo. Còdecs.</text:p>
            <text:p>C6.2. Manipulació de la línia de temps.</text:p>
            <text:p>C6.3. Selecció d’escenes i transicions.</text:p>
            <text:p>C6.4. Introducció de títols i àudio.</text:p>
            <text:p>C6.5. Creació i gravació de vídeos.</text:p>
            <text:p>C6.6. Importació i exportació de vídeos.</text:p>
          </table:table-cell>
        </table:table-row>
        <table:table-row table:style-name="ro9">
          <table:table-cell table:style-name="Default" office:value-type="string" calcext:value-type="string">
            <text:p>RA7</text:p>
          </table:table-cell>
          <table:table-cell table:style-name="Default" office:value-type="string" calcext:value-type="string">
            <text:p>Elaboració de presentacions:</text:p>
            <text:p>C7.1. L’entorn de treball. Personalització.</text:p>
            <text:p>C7.2. Impressió de presentacions.</text:p>
            <text:p>C7.3. Gràfics, imatges, dibuixos i organigrames.</text:p>
            <text:p>C7.4. Disseny i edició de diapositives.</text:p>
            <text:p>C7.5. Manipulació de diapositives. Forma de visualització.</text:p>
            <text:p>C7.6. Formatació de diapositives, textos i objectes.</text:p>
            <text:p>C7.7. Aplicació d’efectes d’animació i efectes de transició.</text:p>
            <text:p>C7.8. Aplicació de so i vídeo.</text:p>
            <text:p>C7.9. Importació i exportació de presentacions.</text:p>
            <text:p>C7.10. Utilització de plantilles i assistents. Patrons de diapositives.</text:p>
            <text:p>C7.11 Disseny i creació de macros.</text:p>
          </table:table-cell>
        </table:table-row>
        <table:table-row table:style-name="ro10">
          <table:table-cell table:style-name="Default" office:value-type="string" calcext:value-type="string">
            <text:p>RA8</text:p>
          </table:table-cell>
          <table:table-cell table:style-name="Default" office:value-type="string" calcext:value-type="string">
            <text:p>Gestió de correu i agenda electrònica:</text:p>
            <text:p>C8.1. Entorn de treball: configuració i personalització.</text:p>
            <text:p>C8.2. Tipus de comptes de correu.</text:p>
            <text:p>C8.3. Plantilles i firmes corporatives.</text:p>
            <text:p>C8.4. Fòrums de notícies. Configuració, ús i sincronització de missatges.</text:p>
            <text:p>C8.5. La llibreta de direccions: importar, exportar, afegir contactes, crear llistes de distribució, posar la llista a disposició d’altres</text:p>
            <text:p>aplicacions ofimàtiques.</text:p>
            <text:p>C8.6. Gestió de correus: enviar, esborrar, guardar, còpies de seguretat, entre altres.</text:p>
            <text:p>C8.7. Gestió de l’agenda: cites, calendari, avisos, tasques, entre altres.</text:p>
            <text:p>C8.8 Sincronització amb dispositius mòbils.</text:p>
          </table:table-cell>
        </table:table-row>
        <table:table-row table:style-name="ro5">
          <table:table-cell table:style-name="Default" office:value-type="string" calcext:value-type="string">
            <text:p>RA9</text:p>
          </table:table-cell>
          <table:table-cell table:style-name="Default" office:value-type="string" calcext:value-type="string">
            <text:p>Aplicació de tècniques de suport:</text:p>
            <text:p>C9.1 Elaboració de guies i manuals d’ús d’aplicacions.</text:p>
            <text:p>C9.2. Formació de l’usuari.</text:p>
            <text:p>C9.3. Resolució d’incidències.</text:p>
            <text:p>C9.4. Aplicacions per a la gestió i el control d’incidències.</text:p>
          </table:table-cell>
        </table:table-row>
      </table:table>
      <table:table table:name="sequenciacio_up_ra" table:style-name="ta1">
        <table:table-column table:style-name="co23" table:default-cell-style-name="ce22"/>
        <table:table-column table:style-name="co24" table:default-cell-style-name="ce22"/>
        <table:table-column table:style-name="co3" table:number-columns-repeated="2" table:default-cell-style-name="ce22"/>
        <table:table-column table:style-name="co21" table:number-columns-repeated="3" table:default-cell-style-name="ce22"/>
        <table:table-column table:style-name="co35" table:number-columns-repeated="4" table:default-cell-style-name="ce22"/>
        <table:table-column table:style-name="co3" table:number-columns-repeated="2" table:default-cell-style-name="ce22"/>
        <table:table-row table:style-name="ro1"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Títol</text:p>
          </table:table-cell>
          <table:table-cell table:style-name="ce40" office:value-type="string" calcext:value-type="string">
            <text:p>RA1</text:p>
          </table:table-cell>
          <table:table-cell table:style-name="ce40" office:value-type="string" calcext:value-type="string">
            <text:p>RA2</text:p>
          </table:table-cell>
          <table:table-cell table:style-name="ce40" office:value-type="string" calcext:value-type="string">
            <text:p>RA3</text:p>
          </table:table-cell>
          <table:table-cell table:style-name="ce40" office:value-type="string" calcext:value-type="string">
            <text:p>RA4</text:p>
          </table:table-cell>
          <table:table-cell table:style-name="ce40" office:value-type="string" calcext:value-type="string">
            <text:p>RA5</text:p>
          </table:table-cell>
          <table:table-cell table:style-name="ce40" office:value-type="string" calcext:value-type="string">
            <text:p>RA6</text:p>
          </table:table-cell>
          <table:table-cell table:style-name="ce40" office:value-type="string" calcext:value-type="string">
            <text:p>RA7</text:p>
          </table:table-cell>
          <table:table-cell table:style-name="ce40" office:value-type="string" calcext:value-type="string">
            <text:p>RA8</text:p>
          </table:table-cell>
          <table:table-cell table:style-name="ce40" office:value-type="string" calcext:value-type="string">
            <text:p>RA9</text:p>
          </table:table-cell>
          <table:table-cell table:style-name="ce40" office:value-type="string" calcext:value-type="string">
            <text:p>Pes</text:p>
          </table:table-cell>
          <table:table-cell table:style-name="ce40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tes Ofimàtiqu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cessadors de texto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ll de càlcu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 de dad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at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ídeo i só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sentacio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reo electrónic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ècniques de suport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table:number-columns-repeated="9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</table:table-row>
      </table:table>
      <table:table table:name="sequenciacio_up_continguts" table:style-name="ta1">
        <table:table-column table:style-name="co23" table:default-cell-style-name="ce22"/>
        <table:table-column table:style-name="co24" table:default-cell-style-name="ce22"/>
        <table:table-column table:style-name="co26" table:default-cell-style-name="ce22"/>
        <table:table-column table:style-name="co27" table:default-cell-style-name="ce22"/>
        <table:table-column table:style-name="co26" table:number-columns-repeated="3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28" table:default-cell-style-name="ce22"/>
        <table:table-row table:style-name="ro1"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Títol</text:p>
          </table:table-cell>
          <table:table-cell table:style-name="ce40" office:value-type="string" calcext:value-type="string">
            <text:p>C1</text:p>
          </table:table-cell>
          <table:table-cell table:style-name="ce40" office:value-type="string" calcext:value-type="string">
            <text:p>C2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C4</text:p>
          </table:table-cell>
          <table:table-cell table:style-name="ce40" office:value-type="string" calcext:value-type="string">
            <text:p>C5</text:p>
          </table:table-cell>
          <table:table-cell table:style-name="ce40" office:value-type="string" calcext:value-type="string">
            <text:p>C6</text:p>
          </table:table-cell>
          <table:table-cell table:style-name="ce40" office:value-type="string" calcext:value-type="string">
            <text:p>C7</text:p>
          </table:table-cell>
          <table:table-cell table:style-name="ce40" office:value-type="string" calcext:value-type="string">
            <text:p>C8</text:p>
          </table:table-cell>
          <table:table-cell table:style-name="ce40" office:value-type="string" calcext:value-type="string">
            <text:p>C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tes Ofimàtiqu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cessadors de texto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ll de càlcu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 de dad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at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ídeo i só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sentacio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reo electrónic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ècniques de suport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36" table:default-cell-style-name="ce22"/>
        <table:table-column table:style-name="co24" table:default-cell-style-name="ce22"/>
        <table:table-column table:style-name="co32" table:default-cell-style-name="ce22"/>
        <table:table-row table:style-name="ro1"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Títol</text:p>
          </table:table-cell>
          <table:table-cell table:style-name="ce40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tes Ofimà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cessadors de tex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ll de càlcul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 de da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at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ídeo i s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sentac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reo electrón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ècniques de supo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3" office:value-type="string" calcext:value-type="string">
            <text:p>FE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3" table:default-cell-style-name="Default"/>
        <table:table-column table:style-name="co34" table:default-cell-style-name="ce60"/>
        <table:table-column table:style-name="co32" table:default-cell-style-name="ce60"/>
        <table:table-row table:style-name="ro1">
          <table:table-cell table:style-name="ce40" office:value-type="string" calcext:value-type="string">
            <text:p>Resultat d’Aprenentatge</text:p>
          </table:table-cell>
          <table:table-cell table:style-name="ce47" office:value-type="string" calcext:value-type="string">
            <text:p>Pond. Parcial</text:p>
          </table:table-cell>
          <table:table-cell table:style-name="ce47" office:value-type="string" calcext:value-type="string">
            <text:p>Pond. Total</text:p>
          </table:table-cell>
        </table:table-row>
        <table:table-row table:style-name="ro1">
          <table:table-cell table:style-name="ce44" office:value-type="string" calcext:value-type="string">
            <text:p><text:span text:style-name="T10">RA1. </text:span><text:span text:style-name="T11">Instal·la i actualitza aplicacions ofimàtiques, interpretant especificacions i descrivint els passos a seguir en el procés.</text:span></text:p>
          </table:table-cell>
          <table:table-cell table:style-name="ce48"/>
          <table:table-cell table:style-name="ce48" office:value-type="string" calcext:value-type="string">
            <text:p>4</text:p>
          </table:table-cell>
        </table:table-row>
        <table:table-row table:style-name="ro1">
          <table:table-cell table:style-name="ce45" office:value-type="string" calcext:value-type="string">
            <text:p>RA1.a) S'han identificat i establit les fases del procés d'instal·lació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b) S'han respectat les especificacions tècniques del procés d'instal·lació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c) S'han configurat les aplicacions segons els criteris establits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d) S'han documentat les incidències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e) S'han solucionat problemes en la instal·lació o integració amb el sistema informàtic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f) S'han eliminat i/o afegit components de la instal·lació en l'equip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g) S'han actualitzat les aplicacions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h) S'han respectat les llicencies programari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RA1.i) S'han proposat soluciones programari per a entorns d'aplicació.</text:p>
          </table:table-cell>
          <table:table-cell table:style-name="ce49" office:value-type="string" calcext:value-type="string">
            <text:p>0,66</text:p>
          </table:table-cell>
          <table:table-cell table:style-name="ce49"/>
        </table:table-row>
        <table:table-row table:style-name="ro1">
          <table:table-cell table:style-name="ce46" office:value-type="string" calcext:value-type="string">
            <text:p>RA2. Elabora documents i plantilles, descrivint i aplicant les opcions avançades de processadors de textos.</text:p>
          </table:table-cell>
          <table:table-cell table:style-name="ce48"/>
          <table:table-cell table:style-name="ce48" office:value-type="string" calcext:value-type="string">
            <text:p>20</text:p>
          </table:table-cell>
        </table:table-row>
        <table:table-row table:style-name="ro1">
          <table:table-cell table:style-name="ce22" office:value-type="string" calcext:value-type="string">
            <text:p>RA2.a) S'ha personalitzat les opcions de programari i barra de ferramentes.</text:p>
          </table:table-cell>
          <table:table-cell table:style-name="ce49" office:value-type="string" calcext:value-type="string">
            <text:p>3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2.b) S'han dissenyat plantilles.</text:p>
          </table:table-cell>
          <table:table-cell table:style-name="ce49" office:value-type="string" calcext:value-type="string">
            <text:p>3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2.c) S'han utilitzat aplicacions i perifèrics per a introduir textos i imatges.</text:p>
          </table:table-cell>
          <table:table-cell table:style-name="ce49" office:value-type="string" calcext:value-type="string">
            <text:p>3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2.d) S'han importat i exportat documents creats amb altres aplicacions i en altres formats.</text:p>
          </table:table-cell>
          <table:table-cell table:style-name="ce49" office:value-type="string" calcext:value-type="string">
            <text:p>3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2.e) S'han creat i utilitzat *macros en la realització de documents.</text:p>
          </table:table-cell>
          <table:table-cell table:style-name="ce49" office:value-type="string" calcext:value-type="string">
            <text:p>3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2.f) S'han elaborat manuals específics.</text:p>
          </table:table-cell>
          <table:table-cell table:style-name="ce49" office:value-type="string" calcext:value-type="string">
            <text:p>3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3. Elabora documents i plantilles de càlcul, descrivint i aplicant opcions avançades de fulls de càlcul.</text:p>
          </table:table-cell>
          <table:table-cell table:style-name="ce49"/>
          <table:table-cell table:style-name="ce49" office:value-type="string" calcext:value-type="string">
            <text:p>18</text:p>
          </table:table-cell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a) S'ha personalitzat les opcions de programari i barra de ferramente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b) S'han utilitzat els diversos tipus de dades i referència per a cel·les, rangs, fulles i llibre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44" office:value-type="string" calcext:value-type="string">
            <text:p><text:span text:style-name="T10">RA3.</text:span><text:span text:style-name="T11">c) S'han aplicat fórmules i funcions.</text:span></text:p>
          </table:table-cell>
          <table:table-cell table:style-name="ce49" office:value-type="string" calcext:value-type="string">
            <text:p>2,25</text:p>
          </table:table-cell>
          <table:table-cell table:style-name="ce48"/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d) S'han generat i modificat gràfics de diferents tipu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e) S'han emprat *macros per a la realització de documents i plantille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f) S'han importat i exportat fulls de càlcul creats amb altres aplicacions i en altres format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g) S'ha utilitzat el full de càlcul com a base de dades: formularis, creació de llistes, filtrat, protecció i ordenació de dade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3.</text:span><text:span text:style-name="T11">h) S'han utilitzat aplicacions i perifèrics per a introduir textos, números, codis i imatges.</text:span></text:p>
          </table:table-cell>
          <table:table-cell table:style-name="ce49" office:value-type="string" calcext:value-type="string">
            <text:p>2,2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4. Elabora documents amb bases de dades ofimàtiques descrivint i aplicant operacions de manipulació de dades.</text:p>
          </table:table-cell>
          <table:table-cell table:style-name="ce49"/>
          <table:table-cell table:style-name="ce49" office:value-type="string" calcext:value-type="string">
            <text:p>20</text:p>
          </table:table-cell>
        </table:table-row>
        <table:table-row table:style-name="ro1">
          <table:table-cell table:style-name="ce22" office:value-type="string" calcext:value-type="string">
            <text:p><text:span text:style-name="T10">RA4</text:span><text:span text:style-name="T11">.a) S'han identificat els elements de les bases de dades relacionals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4</text:span><text:span text:style-name="T11">.b) S'han creat bases de dades ofimàtiques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44" office:value-type="string" calcext:value-type="string">
            <text:p><text:span text:style-name="T10">RA4</text:span><text:span text:style-name="T11">.c) S'han utilitzat les taules de la base de dades (inserir, modificar i eliminar registres).</text:span></text:p>
          </table:table-cell>
          <table:table-cell table:style-name="ce49" office:value-type="string" calcext:value-type="string">
            <text:p>2,5</text:p>
          </table:table-cell>
          <table:table-cell table:style-name="ce48"/>
        </table:table-row>
        <table:table-row table:style-name="ro1">
          <table:table-cell table:style-name="ce22" office:value-type="string" calcext:value-type="string">
            <text:p><text:span text:style-name="T10">RA4</text:span><text:span text:style-name="T11">.d) S'han utilitzat assistents en la creació de consultes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4</text:span><text:span text:style-name="T11">.e) S'han utilitzat assistents en la creació de formularis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4.</text:span><text:span text:style-name="T11">f) S'han utilitzat assistents en la creació d'informes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4.</text:span><text:span text:style-name="T11">g) S'ha realitzat busca i filtrat sobre la informació emmagatzemada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4.</text:span><text:span text:style-name="T11">h) S'han creat i utilitzat macros.</text:span></text:p>
          </table:table-cell>
          <table:table-cell table:style-name="ce49" office:value-type="string" calcext:value-type="string">
            <text:p>2,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5. Manipula imatges digitals analitzant les possibilitats de diferents programes i aplicant tècniques de captura i edició bàsiques.</text:p>
          </table:table-cell>
          <table:table-cell table:style-name="ce49"/>
          <table:table-cell table:style-name="ce49" office:value-type="string" calcext:value-type="string">
            <text:p>8</text:p>
          </table:table-cell>
        </table:table-row>
        <table:table-row table:style-name="ro1">
          <table:table-cell table:style-name="ce44" office:value-type="string" calcext:value-type="string">
            <text:p><text:span text:style-name="T10">RA5.</text:span><text:span text:style-name="T11">a) S'han analitzat els diferents formats d'imatges.</text:span></text:p>
          </table:table-cell>
          <table:table-cell table:style-name="ce48" office:value-type="string" calcext:value-type="string">
            <text:p>1,6</text:p>
          </table:table-cell>
          <table:table-cell table:style-name="ce48"/>
        </table:table-row>
        <table:table-row table:style-name="ro1">
          <table:table-cell table:style-name="ce22" office:value-type="string" calcext:value-type="string">
            <text:p><text:span text:style-name="T10">RA5.</text:span><text:span text:style-name="T11">b) S'ha realitzat l'adquisició d'imatges amb perifèrics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5.</text:span><text:span text:style-name="T11">c) S'ha treballat amb imatges a diferents resolucions, segons la seua finalitat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5.</text:span><text:span text:style-name="T11">d) S'han emprat ferramentes per a l'edició d'imatge digital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5.</text:span><text:span text:style-name="T11">e) S'han importat i exportat imatges en diversos formats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6. Manipula seqüències de vídeo analitzant les possibilitats de diferents programes i aplicant tècniques de captura i edició bàsiques.</text:p>
          </table:table-cell>
          <table:table-cell table:style-name="ce49"/>
          <table:table-cell table:style-name="ce49" office:value-type="string" calcext:value-type="string">
            <text:p>8</text:p>
          </table:table-cell>
        </table:table-row>
        <table:table-row table:style-name="ro1">
          <table:table-cell table:style-name="ce22" office:value-type="string" calcext:value-type="string">
            <text:p><text:span text:style-name="T10">RA6.</text:span><text:span text:style-name="T11">a) S'han reconegut els elements que componen una seqüència de vídeo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6.</text:span><text:span text:style-name="T11">b) S'han estudiat els tipus de formats i còdecs més emprats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6.</text:span><text:span text:style-name="T11">c) S'han importat i exportat seqüències de vídeo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6.</text:span><text:span text:style-name="T11">d) S'han capturat seqüències de vídeo amb recursos adequats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6.</text:span><text:span text:style-name="T11">e) S'han elaborat vídeo tutorials.</text:span></text:p>
          </table:table-cell>
          <table:table-cell table:style-name="ce49" office:value-type="string" calcext:value-type="string">
            <text:p>1,6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7. Elabora presentacions multimèdia descrivint i aplicant normes bàsiques de composició i disseny.</text:p>
          </table:table-cell>
          <table:table-cell table:style-name="ce49"/>
          <table:table-cell table:style-name="ce49" office:value-type="string" calcext:value-type="string">
            <text:p>8</text:p>
          </table:table-cell>
        </table:table-row>
        <table:table-row table:style-name="ro1">
          <table:table-cell table:style-name="ce22" office:value-type="string" calcext:value-type="string">
            <text:p><text:span text:style-name="T10">RA7.</text:span><text:span text:style-name="T11">a) S'han identificat les opcions bàsiques de les aplicacions de presentacions.</text:span></text:p>
          </table:table-cell>
          <table:table-cell table:style-name="ce49" office:value-type="string" calcext:value-type="string">
            <text:p>1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7.</text:span><text:span text:style-name="T11">b) S'han reconegut els diferents tipus de vista associats a una presentació.</text:span></text:p>
          </table:table-cell>
          <table:table-cell table:style-name="ce49" office:value-type="string" calcext:value-type="string">
            <text:p>1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7.</text:span><text:span text:style-name="T11">c) S'han aplicat i reconegut les diferents tipografies i normes bàsiques de composició, disseny i utilització del color.</text:span></text:p>
          </table:table-cell>
          <table:table-cell table:style-name="ce49" office:value-type="string" calcext:value-type="string">
            <text:p>1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7.</text:span><text:span text:style-name="T11">d) S'han dissenyat plantilles de presentacions.</text:span></text:p>
          </table:table-cell>
          <table:table-cell table:style-name="ce49" office:value-type="string" calcext:value-type="string">
            <text:p>1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7.</text:span><text:span text:style-name="T11">e) S'han creat presentacions.</text:span></text:p>
          </table:table-cell>
          <table:table-cell table:style-name="ce49" office:value-type="string" calcext:value-type="string">
            <text:p>1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7.</text:span><text:span text:style-name="T11">f) S'han utilitzat perifèrics per a executar presentacions.</text:span></text:p>
          </table:table-cell>
          <table:table-cell table:style-name="ce49" office:value-type="string" calcext:value-type="string">
            <text:p>1,33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8. Realitza operacions de gestió del correu i l'agenda electrònica, relacionant necessitats d'ús amb la seua configuració.</text:p>
          </table:table-cell>
          <table:table-cell table:style-name="ce49"/>
          <table:table-cell table:style-name="ce49" office:value-type="string" calcext:value-type="string">
            <text:p>7</text:p>
          </table:table-cell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a) S'han descrit els elements que componen un correu electrònic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b) S'han analitzat les necessitats bàsiques de gestió de correu i agenda electrònica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c) S'han configurat diferents tipus de comptes de correu electrònic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d) S'han connectat i sincronitzat agendes de l'equip informàtic amb dispositius mòbils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e) S'ha operat amb la llibreta d'adreces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f) S'ha treballat amb totes les opcions de gestió de correu electrònic (etiquetes, filtres, carpetes, entre altres)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8.</text:span><text:span text:style-name="T11">g) S'han utilitzat opcions d'agenda electrònica.</text:span></text:p>
          </table:table-cell>
          <table:table-cell table:style-name="ce49" office:value-type="string" calcext:value-type="string">
            <text:p>1,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RA9. Aplica tècniques de suport en l'ús d'aplicacions, identificant i resolent incidències.</text:p>
          </table:table-cell>
          <table:table-cell table:style-name="ce49"/>
          <table:table-cell table:style-name="ce49" office:value-type="string" calcext:value-type="string">
            <text:p>7</text:p>
          </table:table-cell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a) S'han elaborat guies visuals amb els conceptes bàsics d'ús d'una aplicació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b) S'han identificat problemes relacionats amb l'ús d'aplicacions ofimàtiques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c) S'han utilitzat manuals d'usuari per a instruir en l'ús d'aplicacions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d) S'han aplicat tècniques d'assessorament en l'ús d'aplicacions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e) S'han realitzat informes d'incidències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f) S'han aplicat els procediments necessaris per a salvaguardar la informació i la seua recuperació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>
          <table:table-cell table:style-name="ce22" office:value-type="string" calcext:value-type="string">
            <text:p><text:span text:style-name="T10">RA9.</text:span><text:span text:style-name="T11">g) S'han utilitzat els recursos disponibles (documentació tècnica, ajudes en línia, suport tècnic, entre altres) per a solucionar incidències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4">
          <table:table-cell table:style-name="ce22" office:value-type="string" calcext:value-type="string">
            <text:p><text:span text:style-name="T10">RA9.</text:span><text:span text:style-name="T11">h) S'han solucionant les incidències en el temps adequat i amb el nivell de qualitat esperat.b) S'han identificat problemes relacionats amb l'ús </text:span></text:p>
            <text:p><text:span text:style-name="T9">D'aplicacions ofimàtiques.</text:span></text:p>
          </table:table-cell>
          <table:table-cell table:style-name="ce49" office:value-type="string" calcext:value-type="string">
            <text:p>0,875</text:p>
          </table:table-cell>
          <table:table-cell table:style-name="ce49"/>
        </table:table-row>
        <table:table-row table:style-name="ro1" table:number-rows-repeated="104850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>
      <number:hours/>
      <number:text>:</number:text>
      <number:minutes number:style="long"/>
    </number:time-style>
    <number:date-style style:name="N119">
      <number:day number:style="long"/>
      <number:text>-</number:text>
      <number:month number:textual="true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day number:style="long"/>
      <number:text>-</number:text>
      <number:month number:textual="true"/>
      <number:text>-</number:text>
      <number:year/>
    </number:date-style>
    <number:time-style style:name="N150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7:57:29.7160854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30T17:58:30.720433352</dc:date>
    <meta:editing-duration>P2DT10H20M9S</meta:editing-duration>
    <meta:editing-cycles>120</meta:editing-cycles>
    <meta:generator>LibreOffice/7.6.4.1$Linux_X86_64 LibreOffice_project/e19e193f88cd6c0525a17fb7a176ed8e6a3e2aa1</meta:generator>
    <meta:document-statistic meta:table-count="10" meta:cell-count="516" meta:object-count="0"/>
  </office:meta>
</office:document-meta>
</file>